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046cm" style:contextual-spacing="false" fo:line-height="100%" fo:text-align="justify" style:justify-single-word="false"/>
      <style:text-properties style:font-name="Liberation Sans" fo:font-weight="normal" officeooo:paragraph-rsid="001e6198" style:font-weight-asian="normal" style:font-weight-complex="normal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Liberation Sans" fo:font-weight="normal" officeooo:paragraph-rsid="001e6198" style:font-weight-asian="normal" style:font-weight-complex="normal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Liberation Sans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8b46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o Botelho</text:p>
      <text:p text:style-name="P1">Route de Chailly 38,</text:p>
      <text:p text:style-name="P1">1814, La Tour-de-Peilz</text:p>
      <text:p text:style-name="P1"><text:a xlink:type="simple" xlink:href="mailto:leobtlh@hotmail.com" text:style-name="Internet_20_link" text:visited-style-name="Visited_20_Internet_20_Link"><text:span text:style-name="T1">leobtlh</text:span><text:span text:style-name="T2">@hotmail.com</text:span></text:a></text:p>
      <text:p text:style-name="P1">+41 78 302 50 85</text:p>
      <text:p text:style-name="P2"/>
      <text:p text:style-name="P2"/>
      <text:p text:style-name="P2">Dear Morpho Team,</text:p>
      <text:p text:style-name="P3">I am writing to express my strong interest in contributing to Morpho. Currently working as a Python Developer in Switzerland, I combine practical engineering skills with a strong academic background in Mathematics.</text:p>
      <text:p text:style-name="P3">My goal is to specialize in quantitative development for DeFi protocols. To achieve this, I am currently pursuing a Mathematics degree and have completed a specialized diploma in DeFi architecture (Alyra). I will also be joining the upcoming DeFi course at EPFL (École Polytechnique Fédérale de Lausanne).</text:p>
      <text:p text:style-name="P3">I am impressed by Morpho's efficiency and approach to lending markets. I would love to bring my expertise to your team as a <text:span text:style-name="T3">Working Student or Part-time Developer (2 days/week)</text:span><text:span text:style-name="T3">.</text:span></text:p>
      <text:p text:style-name="P3">Are you open to discussing how my profile could fit your current engineering needs?</text:p>
      <text:p text:style-name="P3">Best regards,</text:p>
      <text:p text:style-name="P3"/>
      <text:p text:style-name="P3">Leo Botelh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07:24:35.051954578</meta:creation-date>
    <dc:date>2026-01-28T07:40:46.236800049</dc:date>
    <meta:editing-duration>PT16M11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1" meta:paragraph-count="12" meta:word-count="145" meta:character-count="908" meta:non-whitespace-character-count="775"/>
  </office:meta>
</office:document-meta>
</file>